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6772a1e010" style:family="table" style:master-page-name="ta-mp-0x7f6772a1e010">
      <style:table-properties table:display="true" style:writing-mode="lr-tb"/>
    </style:style>
    <style:style style:name="ta-0x7f6772a1e200" style:family="table" style:master-page-name="ta-mp-0x7f6772a1e200">
      <style:table-properties table:display="true" style:writing-mode="lr-tb"/>
    </style:style>
    <style:style style:name="ta-0x7f6772a1e3f0" style:family="table" style:master-page-name="ta-mp-0x7f6772a1e3f0">
      <style:table-properties table:display="true" style:writing-mode="lr-tb"/>
    </style:style>
    <style:style style:name="ta-0x7f6772a1e5e0" style:family="table" style:master-page-name="ta-mp-0x7f6772a1e5e0">
      <style:table-properties table:display="true" style:writing-mode="lr-tb"/>
    </style:style>
    <style:style style:name="ta-0x7f6772a1e7d0" style:family="table" style:master-page-name="ta-mp-0x7f6772a1e7d0">
      <style:table-properties table:display="true" style:writing-mode="lr-tb"/>
    </style:style>
    <style:style style:name="ta-0x7f6772a1e9c0" style:family="table" style:master-page-name="ta-mp-0x7f6772a1e9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6772ac53f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551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564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576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589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772ac59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52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53a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772ac5c0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5f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5a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53b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772ac5d3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60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5e5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61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642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679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62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53c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772ac65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68c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66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69e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6c3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6f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6b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53d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772ac6d6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70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6e8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720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745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77c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73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53e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772ac757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78f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76a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7a1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7c6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7fe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7b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53f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772ac7d9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81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7eb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772ac82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472.65pt" style:use-optimal-column-width="true"/>
    </style:style>
    <style:style style:name="ACOL-4" style:family="table-column">
      <style:table-column-properties style:column-width="200.55pt" style:use-optimal-column-width="true"/>
    </style:style>
    <style:style style:name="ACOL-5" style:family="table-column">
      <style:table-column-properties style:column-width="96.75pt" style:use-optimal-column-width="true"/>
    </style:style>
    <style:style style:name="ACOL-6" style:family="table-column">
      <style:table-column-properties style:column-width="197.25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6772a1fc2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6772a1983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6772a1d05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6772acf41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6772a1e010" table:print="false">
        <office:forms form:automatic-focus="false" form:apply-design-mode="false">
          <form:form/>
        </office:forms>
        <table:table-column table:default-cell-style-name="ACE-0x7f6772ac52c8" table:style-name="ACOL-1"/>
        <table:table-column table:style-name="ACOL-0" table:number-columns-repeated="127"/>
        <table:table-row table:style-name="AROW-0">
          <table:table-cell table:style-name="ACE-0x7f6772ac53f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6772ac5518" table:content-validation-name="VAL-0x7f6772a1fc2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6772ac5640" table:content-validation-name="VAL-0x7f6772a19830" office:value-type="string">
            <text:p>loginApplication</text:p>
          </table:table-cell>
          <table:table-cell table:number-columns-repeated="127" table:style-name="Gnumeric-default"/>
        </table:table-row>
        <table:table-row table:style-name="AROW-1">
          <table:table-cell table:style-name="ACE-0x7f6772ac5768" table:content-validation-name="VAL-0x7f6772a1d050" office:value-type="string">
            <text:p>verifyVendorBulkProductEdit</text:p>
          </table:table-cell>
          <table:table-cell table:number-columns-repeated="127" table:style-name="Gnumeric-default"/>
        </table:table-row>
        <table:table-row table:style-name="AROW-0">
          <table:table-cell table:style-name="ACE-0x7f6772ac589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6772ac59b8" table:content-validation-name="VAL-0x7f6772acf41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table-row table:style-name="AROW-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6772a1e200" table:print="false">
        <office:forms form:automatic-focus="false" form:apply-design-mode="false">
          <form:form/>
        </office:forms>
        <table:table-column table:default-cell-style-name="ACE-0x7f6772ac5ae0" table:style-name="ACOL-3"/>
        <table:table-column table:default-cell-style-name="ACE-0x7f6772ac5ae0" table:style-name="ACOL-4"/>
        <table:table-column table:default-cell-style-name="ACE-0x7f6772ac5ae0" table:style-name="ACOL-5"/>
        <table:table-column table:default-cell-style-name="ACE-0x7f6772ac5ae0" table:style-name="ACOL-6"/>
        <table:table-column table:default-cell-style-name="ACE-0x7f6772ac5ae0" table:style-name="ACOL-7" table:number-columns-repeated="2"/>
        <table:table-column table:default-cell-style-name="ACE-0x7f6772ac5ae0" table:style-name="ACOL-8"/>
        <table:table-column table:default-cell-style-name="ACE-0x7f6772ac5ae0" table:style-name="ACOL-9"/>
        <table:table-column table:default-cell-style-name="ACE-0x7f6772a53b30" table:style-name="ACOL-0" table:number-columns-repeated="120"/>
        <table:table-row table:style-name="AROW-0">
          <table:table-cell table:style-name="ACE-0x7f6772ac5c08" office:value-type="string">
            <text:p>User Name</text:p>
          </table:table-cell>
          <table:table-cell table:style-name="ACE-0x7f6772ac5d30" office:value-type="string">
            <text:p>Password</text:p>
          </table:table-cell>
          <table:table-cell table:style-name="ACE-0x7f6772ac5d30" office:value-type="string">
            <text:p>Category Name</text:p>
          </table:table-cell>
          <table:table-cell table:style-name="ACE-0x7f6772ac5e58" office:value-type="string">
            <text:p>Message</text:p>
          </table:table-cell>
          <table:table-cell table:number-columns-repeated="4" table:style-name="ACE-0x7f6772ac5ae0"/>
          <table:table-cell table:number-columns-repeated="120" table:style-name="ACE-0x7f6772a53b30"/>
        </table:table-row>
        <table:table-row table:style-name="AROW-0">
          <table:table-cell table:style-name="ACE-0x7f6772ac5f80" office:value-type="string">
            <text:p>testshopclue@sc.com</text:p>
          </table:table-cell>
          <table:table-cell table:style-name="ACE-0x7f6772ac60a8" office:value-type="float" office:value="123456">
            <text:p>123456</text:p>
          </table:table-cell>
          <table:table-cell table:style-name="ACE-0x7f6772ac60a8" office:value-type="string">
            <text:p>Health is Wealth</text:p>
          </table:table-cell>
          <table:table-cell table:style-name="ACE-0x7f6772ac61d0" office:value-type="string">
            <text:p>The items were added successfully</text:p>
          </table:table-cell>
          <table:table-cell table:number-columns-repeated="4" table:style-name="ACE-0x7f6772ac5ae0"/>
          <table:table-cell table:number-columns-repeated="120" table:style-name="ACE-0x7f6772a53b30"/>
        </table:table-row>
        <table:table-row table:style-name="AROW-0" table:number-rows-repeated="1048565">
          <table:table-cell table:number-columns-repeated="128"/>
        </table:table-row>
        <table:table-row table:style-name="AROW-0" table:number-rows-repeated="9">
          <table:table-cell table:number-columns-repeated="128" table:style-name="ACE-0x7f6772a53b3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2_TestData" table:style-name="ta-0x7f6772a1e3f0" table:print="false">
        <office:forms form:automatic-focus="false" form:apply-design-mode="false">
          <form:form/>
        </office:forms>
        <table:table-column table:default-cell-style-name="ACE-0x7f6772ac62f8" table:style-name="ACOL-3"/>
        <table:table-column table:default-cell-style-name="ACE-0x7f6772ac62f8" table:style-name="ACOL-4"/>
        <table:table-column table:default-cell-style-name="ACE-0x7f6772ac62f8" table:style-name="ACOL-5"/>
        <table:table-column table:default-cell-style-name="ACE-0x7f6772ac62f8" table:style-name="ACOL-6"/>
        <table:table-column table:default-cell-style-name="ACE-0x7f6772ac62f8" table:style-name="ACOL-7" table:number-columns-repeated="2"/>
        <table:table-column table:default-cell-style-name="ACE-0x7f6772ac62f8" table:style-name="ACOL-8"/>
        <table:table-column table:default-cell-style-name="ACE-0x7f6772ac62f8" table:style-name="ACOL-9"/>
        <table:table-column table:default-cell-style-name="ACE-0x7f6772a53c58" table:style-name="ACOL-0" table:number-columns-repeated="120"/>
        <table:table-row table:style-name="AROW-0">
          <table:table-cell table:style-name="ACE-0x7f6772ac6420" office:value-type="string">
            <text:p>User Name</text:p>
          </table:table-cell>
          <table:table-cell table:style-name="ACE-0x7f6772ac6548" office:value-type="string">
            <text:p>Password</text:p>
          </table:table-cell>
          <table:table-cell table:style-name="ACE-0x7f6772ac6548" office:value-type="string">
            <text:p>Category Name</text:p>
          </table:table-cell>
          <table:table-cell table:style-name="ACE-0x7f6772ac6670" office:value-type="string">
            <text:p>Message</text:p>
          </table:table-cell>
          <table:table-cell table:number-columns-repeated="4" table:style-name="ACE-0x7f6772ac62f8"/>
          <table:table-cell table:number-columns-repeated="120" table:style-name="ACE-0x7f6772a53c58"/>
        </table:table-row>
        <table:table-row table:style-name="AROW-0">
          <table:table-cell table:style-name="ACE-0x7f6772ac6798" office:value-type="string">
            <text:p>testshopclue@sc.com</text:p>
          </table:table-cell>
          <table:table-cell table:style-name="ACE-0x7f6772ac68c0" office:value-type="float" office:value="123456">
            <text:p>123456</text:p>
          </table:table-cell>
          <table:table-cell table:style-name="ACE-0x7f6772ac68c0" office:value-type="string">
            <text:p>Health is Wealth</text:p>
          </table:table-cell>
          <table:table-cell table:style-name="ACE-0x7f6772ac69e8" office:value-type="string">
            <text:p>The items were added successfully</text:p>
          </table:table-cell>
          <table:table-cell table:number-columns-repeated="4" table:style-name="ACE-0x7f6772ac62f8"/>
          <table:table-cell table:number-columns-repeated="120" table:style-name="ACE-0x7f6772a53c58"/>
        </table:table-row>
        <table:table-row table:style-name="AROW-3" table:number-rows-repeated="1048565">
          <table:table-cell table:number-columns-repeated="128"/>
        </table:table-row>
        <table:table-row table:style-name="AROW-3" table:number-rows-repeated="9">
          <table:table-cell table:number-columns-repeated="128" table:style-name="ACE-0x7f6772a53c5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3_TestData" table:style-name="ta-0x7f6772a1e5e0" table:print="false">
        <office:forms form:automatic-focus="false" form:apply-design-mode="false">
          <form:form/>
        </office:forms>
        <table:table-column table:default-cell-style-name="ACE-0x7f6772ac6b10" table:style-name="ACOL-3"/>
        <table:table-column table:default-cell-style-name="ACE-0x7f6772ac6b10" table:style-name="ACOL-4"/>
        <table:table-column table:default-cell-style-name="ACE-0x7f6772ac6b10" table:style-name="ACOL-5"/>
        <table:table-column table:default-cell-style-name="ACE-0x7f6772ac6b10" table:style-name="ACOL-6"/>
        <table:table-column table:default-cell-style-name="ACE-0x7f6772ac6b10" table:style-name="ACOL-7" table:number-columns-repeated="2"/>
        <table:table-column table:default-cell-style-name="ACE-0x7f6772ac6b10" table:style-name="ACOL-8"/>
        <table:table-column table:default-cell-style-name="ACE-0x7f6772ac6b10" table:style-name="ACOL-9"/>
        <table:table-column table:default-cell-style-name="ACE-0x7f6772a53d80" table:style-name="ACOL-0" table:number-columns-repeated="120"/>
        <table:table-row table:style-name="AROW-0">
          <table:table-cell table:style-name="ACE-0x7f6772ac6c38" office:value-type="string">
            <text:p>User Name</text:p>
          </table:table-cell>
          <table:table-cell table:style-name="ACE-0x7f6772ac6d60" office:value-type="string">
            <text:p>Password</text:p>
          </table:table-cell>
          <table:table-cell table:style-name="ACE-0x7f6772ac6d60" office:value-type="string">
            <text:p>Category Name</text:p>
          </table:table-cell>
          <table:table-cell table:style-name="ACE-0x7f6772ac6e88" office:value-type="string">
            <text:p>Message</text:p>
          </table:table-cell>
          <table:table-cell table:number-columns-repeated="4" table:style-name="ACE-0x7f6772ac6b10"/>
          <table:table-cell table:number-columns-repeated="120" table:style-name="ACE-0x7f6772a53d80"/>
        </table:table-row>
        <table:table-row table:style-name="AROW-0">
          <table:table-cell table:style-name="ACE-0x7f6772ac6fb0" office:value-type="string">
            <text:p>testshopclue@sc.com</text:p>
          </table:table-cell>
          <table:table-cell table:style-name="ACE-0x7f6772ac70d8" office:value-type="float" office:value="123456">
            <text:p>123456</text:p>
          </table:table-cell>
          <table:table-cell table:style-name="ACE-0x7f6772ac70d8" office:value-type="string">
            <text:p>Health is Wealth</text:p>
          </table:table-cell>
          <table:table-cell table:style-name="ACE-0x7f6772ac7200" office:value-type="string">
            <text:p>The items were added successfully</text:p>
          </table:table-cell>
          <table:table-cell table:number-columns-repeated="4" table:style-name="ACE-0x7f6772ac6b10"/>
          <table:table-cell table:number-columns-repeated="120" table:style-name="ACE-0x7f6772a53d80"/>
        </table:table-row>
        <table:table-row table:style-name="AROW-3" table:number-rows-repeated="1048565">
          <table:table-cell table:number-columns-repeated="128"/>
        </table:table-row>
        <table:table-row table:style-name="AROW-3" table:number-rows-repeated="9">
          <table:table-cell table:number-columns-repeated="128" table:style-name="ACE-0x7f6772a53d8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4_TestData" table:style-name="ta-0x7f6772a1e7d0" table:print="false">
        <office:forms form:automatic-focus="false" form:apply-design-mode="false">
          <form:form/>
        </office:forms>
        <table:table-column table:default-cell-style-name="ACE-0x7f6772ac7328" table:style-name="ACOL-3"/>
        <table:table-column table:default-cell-style-name="ACE-0x7f6772ac7328" table:style-name="ACOL-4"/>
        <table:table-column table:default-cell-style-name="ACE-0x7f6772ac7328" table:style-name="ACOL-5"/>
        <table:table-column table:default-cell-style-name="ACE-0x7f6772ac7328" table:style-name="ACOL-6"/>
        <table:table-column table:default-cell-style-name="ACE-0x7f6772ac7328" table:style-name="ACOL-7" table:number-columns-repeated="2"/>
        <table:table-column table:default-cell-style-name="ACE-0x7f6772ac7328" table:style-name="ACOL-8"/>
        <table:table-column table:default-cell-style-name="ACE-0x7f6772ac7328" table:style-name="ACOL-9"/>
        <table:table-column table:default-cell-style-name="ACE-0x7f6772a53ea8" table:style-name="ACOL-0" table:number-columns-repeated="120"/>
        <table:table-row table:style-name="AROW-0">
          <table:table-cell table:style-name="ACE-0x7f6772ac7450" office:value-type="string">
            <text:p>User Name</text:p>
          </table:table-cell>
          <table:table-cell table:style-name="ACE-0x7f6772ac7578" office:value-type="string">
            <text:p>Password</text:p>
          </table:table-cell>
          <table:table-cell table:style-name="ACE-0x7f6772ac7578" office:value-type="string">
            <text:p>Category Name</text:p>
          </table:table-cell>
          <table:table-cell table:style-name="ACE-0x7f6772ac76a0" office:value-type="string">
            <text:p>Message</text:p>
          </table:table-cell>
          <table:table-cell table:number-columns-repeated="4" table:style-name="ACE-0x7f6772ac7328"/>
          <table:table-cell table:number-columns-repeated="120" table:style-name="ACE-0x7f6772a53ea8"/>
        </table:table-row>
        <table:table-row table:style-name="AROW-0">
          <table:table-cell table:style-name="ACE-0x7f6772ac77c8" office:value-type="string">
            <text:p>testshopclue@sc.com</text:p>
          </table:table-cell>
          <table:table-cell table:style-name="ACE-0x7f6772ac78f0" office:value-type="float" office:value="123456">
            <text:p>123456</text:p>
          </table:table-cell>
          <table:table-cell table:style-name="ACE-0x7f6772ac78f0" office:value-type="string">
            <text:p>Health is Wealth</text:p>
          </table:table-cell>
          <table:table-cell table:style-name="ACE-0x7f6772ac7a18" office:value-type="string">
            <text:p>The items were added successfully</text:p>
          </table:table-cell>
          <table:table-cell table:number-columns-repeated="4" table:style-name="ACE-0x7f6772ac7328"/>
          <table:table-cell table:number-columns-repeated="120" table:style-name="ACE-0x7f6772a53ea8"/>
        </table:table-row>
        <table:table-row table:style-name="AROW-3" table:number-rows-repeated="1048565">
          <table:table-cell table:number-columns-repeated="128"/>
        </table:table-row>
        <table:table-row table:style-name="AROW-3" table:number-rows-repeated="9">
          <table:table-cell table:number-columns-repeated="128" table:style-name="ACE-0x7f6772a53ea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5_TestData" table:style-name="ta-0x7f6772a1e9c0" table:print="false">
        <office:forms form:automatic-focus="false" form:apply-design-mode="false">
          <form:form/>
        </office:forms>
        <table:table-column table:default-cell-style-name="ACE-0x7f6772ac7b40" table:style-name="ACOL-3"/>
        <table:table-column table:default-cell-style-name="ACE-0x7f6772ac7b40" table:style-name="ACOL-4"/>
        <table:table-column table:default-cell-style-name="ACE-0x7f6772ac7b40" table:style-name="ACOL-5"/>
        <table:table-column table:default-cell-style-name="ACE-0x7f6772ac7b40" table:style-name="ACOL-6"/>
        <table:table-column table:default-cell-style-name="ACE-0x7f6772ac7b40" table:style-name="ACOL-7" table:number-columns-repeated="2"/>
        <table:table-column table:default-cell-style-name="ACE-0x7f6772ac7b40" table:style-name="ACOL-8"/>
        <table:table-column table:default-cell-style-name="ACE-0x7f6772ac7b40" table:style-name="ACOL-9"/>
        <table:table-column table:default-cell-style-name="ACE-0x7f6772a53fd0" table:style-name="ACOL-0" table:number-columns-repeated="120"/>
        <table:table-row table:style-name="AROW-0">
          <table:table-cell table:style-name="ACE-0x7f6772ac7c68" office:value-type="string">
            <text:p>User Name</text:p>
          </table:table-cell>
          <table:table-cell table:style-name="ACE-0x7f6772ac7d90" office:value-type="string">
            <text:p>Password</text:p>
          </table:table-cell>
          <table:table-cell table:style-name="ACE-0x7f6772ac7d90" office:value-type="string">
            <text:p>Category Name</text:p>
          </table:table-cell>
          <table:table-cell table:style-name="ACE-0x7f6772ac7eb8" office:value-type="string">
            <text:p>Message</text:p>
          </table:table-cell>
          <table:table-cell table:number-columns-repeated="4" table:style-name="ACE-0x7f6772ac7b40"/>
          <table:table-cell table:number-columns-repeated="120" table:style-name="ACE-0x7f6772a53fd0"/>
        </table:table-row>
        <table:table-row table:style-name="AROW-0">
          <table:table-cell table:style-name="ACE-0x7f6772ac7fe0" office:value-type="string">
            <text:p>testshopclue@sc.com</text:p>
          </table:table-cell>
          <table:table-cell table:style-name="ACE-0x7f6772ac8108" office:value-type="float" office:value="123456">
            <text:p>123456</text:p>
          </table:table-cell>
          <table:table-cell table:style-name="ACE-0x7f6772ac8108" office:value-type="string">
            <text:p>Health is Wealth</text:p>
          </table:table-cell>
          <table:table-cell table:style-name="ACE-0x7f6772ac8230" office:value-type="string">
            <text:p>The items were added successfully</text:p>
          </table:table-cell>
          <table:table-cell table:number-columns-repeated="4" table:style-name="ACE-0x7f6772ac7b40"/>
          <table:table-cell table:number-columns-repeated="120" table:style-name="ACE-0x7f6772a53fd0"/>
        </table:table-row>
        <table:table-row table:style-name="AROW-3" table:number-rows-repeated="1048565">
          <table:table-cell table:number-columns-repeated="128"/>
        </table:table-row>
        <table:table-row table:style-name="AROW-3" table:number-rows-repeated="9">
          <table:table-cell table:number-columns-repeated="128" table:style-name="ACE-0x7f6772a53fd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67729e32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772a260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7729c84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77b769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77b728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7729f4f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6772a1e010" style:display-name="TestCase" style:page-layout-name="pl-0x7f67729e32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772a1e200" style:display-name="AQA1_TestData" style:page-layout-name="pl-0x7f6772a260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772a1e3f0" style:display-name="AQA2_TestData" style:page-layout-name="pl-0x7f67729c84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772a1e5e0" style:display-name="AQA3_TestData" style:page-layout-name="pl-0x7f677b769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772a1e7d0" style:display-name="AQA4_TestData" style:page-layout-name="pl-0x7f677b728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772a1e9c0" style:display-name="AQA5_TestData" style:page-layout-name="pl-0x7f67729f4f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43:25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